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normal" officeooo:rsid="001afa45" officeooo:paragraph-rsid="001afa45" style:font-size-asian="31.5pt" style:font-weight-asian="normal" style:font-size-complex="36pt" style:font-weight-complex="normal"/>
    </style:style>
    <style:style style:name="P2" style:family="paragraph" style:parent-style-name="Standard">
      <style:text-properties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ousine" fo:font-size="12pt" fo:font-weight="normal" officeooo:rsid="001da87d" officeooo:paragraph-rsid="001da87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ousine" fo:font-size="12pt" fo:font-weight="normal" officeooo:rsid="001da87d" officeooo:paragraph-rsid="00263e8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0000" style:font-name="Cousine" fo:font-size="12pt" style:text-underline-style="none" fo:font-weight="normal" officeooo:rsid="002e4b88" officeooo:paragraph-rsid="002e4b8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text-properties fo:color="#000000" style:font-name="Cousine" fo:font-size="12pt" style:text-underline-style="none" fo:font-weight="normal" officeooo:rsid="002f4f0d" officeooo:paragraph-rsid="002f4f0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ousine" fo:font-size="16pt" style:text-underline-style="none" fo:font-weight="bold" officeooo:rsid="001b477a" officeooo:paragraph-rsid="0021da53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Cousine" fo:font-size="16pt" style:text-underline-style="none" fo:font-weight="bold" officeooo:rsid="001b477a" officeooo:paragraph-rsid="0025c6df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000000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00" style:font-name="Cousine" fo:font-size="16pt" style:text-underline-style="none" fo:font-weight="bold" officeooo:rsid="001b477a" officeooo:paragraph-rsid="001e8bc1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00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20" style:family="paragraph" style:parent-style-name="Standard">
      <style:text-properties style:font-name="Lohit Devanagari" fo:font-size="36pt" style:text-underline-style="none" fo:font-weight="bold" officeooo:rsid="001afa45" officeooo:paragraph-rsid="001afa45" style:font-size-asian="31.5pt" style:font-weight-asian="bold" style:font-size-complex="36pt" style:font-weight-complex="bold"/>
    </style:style>
    <style:style style:name="P21" style:family="paragraph" style:parent-style-name="Standard">
      <style:text-properties style:font-name="Lohit Devanagari" fo:font-size="14pt" fo:font-weight="normal" officeooo:rsid="00369735" officeooo:paragraph-rsid="00369735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23" style:family="paragraph" style:parent-style-name="Standard" style:list-style-name="L3">
      <style:text-properties style:font-name="Cousine" fo:font-size="16pt" fo:font-weight="bold" officeooo:rsid="001b477a" officeooo:paragraph-rsid="002e4b88" style:font-size-asian="14pt" style:font-weight-asian="bold" style:font-size-complex="16pt" style:font-weight-complex="bold"/>
    </style:style>
    <style:style style:name="P24" style:family="paragraph" style:parent-style-name="Standard">
      <style:text-properties style:font-name="Cousine" fo:font-size="16pt" fo:font-weight="bold" officeooo:rsid="002e4b88" officeooo:paragraph-rsid="002e4b88" style:font-size-asian="14pt" style:font-weight-asian="bold" style:font-size-complex="16pt" style:font-weight-complex="bold"/>
    </style:style>
    <style:style style:name="P25" style:family="paragraph" style:parent-style-name="Standard">
      <style:text-properties style:font-name="Cousine" fo:font-size="16pt" fo:font-weight="bold" officeooo:rsid="003059ff" officeooo:paragraph-rsid="003059ff" style:font-size-asian="14pt" style:font-weight-asian="bold" style:font-size-complex="16pt" style:font-weight-complex="bold"/>
    </style:style>
    <style:style style:name="P26" style:family="paragraph" style:parent-style-name="Standard">
      <style:text-properties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paragraph-rsid="0024ce8d"/>
    </style:style>
    <style:style style:name="P28" style:family="paragraph" style:parent-style-name="Standard">
      <style:text-properties fo:color="#00a65d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00a65d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sin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underline-style="none" fo:font-weight="normal" style:font-weight-asian="normal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65d" style:text-underline-style="none" fo:font-weight="normal" style:font-weight-asian="normal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style:font-name="Monospace" fo:font-size="10pt" officeooo:rsid="00263e8f" style:font-size-asian="10pt"/>
    </style:style>
    <style:style style:name="T9" style:family="text">
      <style:text-properties style:font-name="Monospace" fo:font-size="10pt" fo:font-weight="normal" style:font-size-asian="10pt" style:font-weight-asian="normal" style:font-weight-complex="normal"/>
    </style:style>
    <style:style style:name="T10" style:family="text">
      <style:text-properties style:font-name="Monospace" fo:font-size="10pt" fo:font-weight="normal" style:font-size-asian="10pt" style:font-weight-asian="normal" style:font-weight-complex="normal"/>
    </style:style>
    <style:style style:name="T11" style:family="text">
      <style:text-properties style:font-name="Monospace" fo:font-size="10pt" fo:font-weight="normal" style:font-size-asian="10pt" style:font-weight-asian="normal" style:font-weight-complex="normal"/>
    </style:style>
    <style:style style:name="T12" style:family="text">
      <style:text-properties style:font-name="Monospace" fo:font-size="10pt" fo:font-weight="normal" style:font-size-asian="10pt" style:font-weight-asian="normal" style:font-weight-complex="normal"/>
    </style:style>
    <style:style style:name="T13" style:family="text">
      <style:text-properties style:font-name="Monospace" fo:font-size="10pt" fo:font-weight="normal" style:font-size-asian="10pt" style:font-weight-asian="normal" style:font-weight-complex="normal"/>
    </style:style>
    <style:style style:name="T14" style:family="text">
      <style:text-properties style:font-name="Monospace" fo:font-size="10pt" fo:font-weight="normal" style:font-size-asian="10pt" style:font-weight-asian="normal" style:font-weight-complex="normal"/>
    </style:style>
    <style:style style:name="T15" style:family="text">
      <style:text-properties style:font-name="Monospace" fo:font-size="10pt" fo:font-weight="normal" style:font-size-asian="10pt" style:font-weight-asian="normal" style:font-weight-complex="normal"/>
    </style:style>
    <style:style style:name="T16" style:family="text">
      <style:text-properties style:font-name="Monospace" fo:font-size="10pt" fo:font-weight="normal" style:font-size-asian="10pt" style:font-weight-asian="normal" style:font-weight-complex="normal"/>
    </style:style>
    <style:style style:name="T17" style:family="text">
      <style:text-properties fo:color="#ef413d" fo:font-size="10pt" style:font-size-asian="10pt"/>
    </style:style>
    <style:style style:name="T18" style:family="text">
      <style:text-properties fo:color="#ef413d" fo:font-size="10pt" officeooo:rsid="0027a538" style:font-size-asian="10pt"/>
    </style:style>
    <style:style style:name="T19" style:family="text">
      <style:text-properties officeooo:rsid="0021da53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style:font-size-asian="10pt"/>
    </style:style>
    <style:style style:name="T26" style:family="text">
      <style:text-properties fo:font-size="10pt" style:font-size-asian="10pt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officeooo:rsid="001eacb8" style:font-size-asian="10pt"/>
    </style:style>
    <style:style style:name="T29" style:family="text">
      <style:text-properties fo:font-size="10pt" officeooo:rsid="00293d07" style:font-size-asian="10pt"/>
    </style:style>
    <style:style style:name="T30" style:family="text">
      <style:text-properties fo:font-size="10pt" officeooo:rsid="002b0cb3" style:font-size-asian="10pt"/>
    </style:style>
    <style:style style:name="T31" style:family="text">
      <style:text-properties fo:font-size="10pt" style:text-underline-style="solid" style:text-underline-width="auto" style:text-underline-color="font-color" style:font-size-asian="10pt"/>
    </style:style>
    <style:style style:name="T32" style:family="text">
      <style:text-properties fo:font-size="10pt" fo:font-style="italic" style:font-size-asian="10pt" style:font-style-asian="italic" style:font-style-complex="italic"/>
    </style:style>
    <style:style style:name="T33" style:family="text">
      <style:text-properties fo:font-size="10pt" fo:font-style="normal" style:font-size-asian="10pt" style:font-style-asian="normal" style:font-style-complex="normal"/>
    </style:style>
    <style:style style:name="T34" style:family="text">
      <style:text-properties fo:font-size="10pt" fo:font-style="normal" officeooo:rsid="002f4f0d" style:font-size-asian="10pt" style:font-style-asian="normal" style:font-style-complex="normal"/>
    </style:style>
    <style:style style:name="T35" style:family="text">
      <style:text-properties officeooo:rsid="00230938"/>
    </style:style>
    <style:style style:name="T36" style:family="text">
      <style:text-properties officeooo:rsid="00230938"/>
    </style:style>
    <style:style style:name="T37" style:family="text">
      <style:text-properties style:font-name="Cousine" fo:font-size="12pt" fo:font-weight="normal" officeooo:rsid="001b477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5c6df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1b477a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23b4f" style:font-size-asian="10.5pt" style:font-weight-asian="normal" style:font-size-complex="12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00a65d" fo:font-size="10pt" style:font-size-asian="10pt"/>
    </style:style>
    <style:style style:name="T45" style:family="text">
      <style:text-properties fo:color="#00a65d" fo:font-size="10pt" style:text-underline-style="solid" style:text-underline-width="auto" style:text-underline-color="font-color" style:font-size-asian="10pt"/>
    </style:style>
    <style:style style:name="T46" style:family="text">
      <style:text-properties fo:color="#0066b3" fo:font-size="10pt" style:font-size-asian="10pt"/>
    </style:style>
    <style:style style:name="T47" style:family="text">
      <style:text-properties officeooo:rsid="00380d41"/>
    </style:style>
    <style:style style:name="T48" style:family="text">
      <style:text-properties officeooo:rsid="003b55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gett<text:span text:style-name="T48">o</text:span> Intermedio Java.</text:p>
      <text:p text:style-name="P21"/>
      <text:p text:style-name="P21"><text:span text:style-name="T43">Nome:</text:span><text:tab/>Antonio</text:p>
      <text:p text:style-name="P21"><text:span text:style-name="T43">Cognome:</text:span><text:tab/>Marini</text:p>
      <text:p text:style-name="P21"><text:span text:style-name="T43">Corso:<text:tab/></text:span><text:tab/>A</text:p>
      <text:p text:style-name="P21"><text:span text:style-name="T43">Matricola:</text:span><text:tab/><text:span text:style-name="T47">559200</text:span></text:p>
      <text:p text:style-name="P1"/>
      <text:p text:style-name="P24">Istruzioni per l’esecuzione.</text:p>
      <text:p text:style-name="P24"/>
      <text:p text:style-name="P25"/>
      <text:p text:style-name="P25"><text:span text:style-name="T41">L</text:span><text:span text:style-name="T38">a batteria </text:span><text:span text:style-name="T42">di</text:span><text:span text:style-name="T38"> test è nella classe Test.java, e comprende l’utilizzo DI tutti I metodi delle 2 implementazioni della classe astratta DataBoard.</text:span></text:p>
      <text:p text:style-name="P24"/>
      <text:list xml:id="list1861470700" text:style-name="L3">
        <text:list-item>
          <text:p text:style-name="P13"><text:span text:style-name="T20">Spostarsi nella cartela del test: </text:span></text:p>
          <text:p text:style-name="P13"><text:span text:style-name="T20">cd </text:span><text:span text:style-name="T32">ProgettoIntermedioAutunnale</text:span><text:span text:style-name="T33">/src/dataBoardProj/</text:span></text:p>
        </text:list-item>
        <text:list-item>
          <text:p text:style-name="P13"><text:span text:style-name="T33">Compilare </text:span><text:span text:style-name="T34">con javac:</text:span></text:p>
          <text:p text:style-name="P14"><text:span text:style-name="T33">javac *.java</text:span></text:p>
        </text:list-item>
        <text:list-item>
          <text:p text:style-name="P14"><text:span text:style-name="T33">Eseguire la classe Test:</text:span></text:p>
          <text:p text:style-name="P14"><text:span text:style-name="T33">java Test.java</text:span></text:p>
          <text:p text:style-name="P23"/>
        </text:list-item>
      </text:list>
      <text:p text:style-name="P22"/>
      <text:p text:style-name="P22">Implementazione 1:<text:span text:style-name="T35">Board</text:span></text:p>
      <text:p text:style-name="P22"/>
      <text:p text:style-name="P27"><text:span text:style-name="T37">La prima implementazione Board&lt;E extends MyData&gt; <text:s/>usa la seguente struttura di supporto:</text:span></text:p>
      <text:p text:style-name="P26"/>
      <text:p text:style-name="P4"><text:span text:style-name="T20">private</text:span><text:span text:style-name="T20"> </text:span><text:span text:style-name="T20">String</text:span><text:span text:style-name="T20"> </text:span><text:span text:style-name="T20">username</text:span><text:span text:style-name="T20">;</text:span><text:span text:style-name="T20"><text:tab/><text:tab/><text:tab/><text:tab/></text:span><text:span text:style-name="T44">//user id per </text:span><text:span text:style-name="T45">ogni</text:span><text:span text:style-name="T44"> board</text:span></text:p>
      <text:p text:style-name="P30"><text:span text:style-name="T20">private</text:span><text:span text:style-name="T20"> </text:span><text:span text:style-name="T20">String</text:span><text:span text:style-name="T20"> </text:span><text:span text:style-name="T20">password</text:span><text:span text:style-name="T20">;</text:span><text:span text:style-name="T20"><text:tab/><text:tab/><text:tab/><text:tab/></text:span><text:span text:style-name="T44">//password </text:span><text:span text:style-name="T45">univoca</text:span><text:span text:style-name="T44">pel'user</text:span></text:p>
      <text:p text:style-name="P30"><text:span text:style-name="T20">private</text:span><text:span text:style-name="T20"> </text:span><text:span text:style-name="T20">ArrayList</text:span><text:span text:style-name="T20">&lt;</text:span><text:span text:style-name="T20">E</text:span><text:span text:style-name="T20">&gt;</text:span><text:span text:style-name="T20"> </text:span><text:span text:style-name="T20">recordData</text:span><text:span text:style-name="T20">;</text:span><text:span text:style-name="T20"><text:tab/> <text:s text:c="3"/></text:span><text:span text:style-name="T44">//</text:span><text:span text:style-name="T45">collezione</text:span><text:span text:style-name="T44"> </text:span><text:span text:style-name="T45">di</text:span><text:span text:style-name="T44"> </text:span><text:span text:style-name="T45">dati</text:span><text:span text:style-name="T20"><text:tab/></text:span></text:p>
      <text:p text:style-name="P4"><text:span text:style-name="T20">private</text:span><text:span text:style-name="T20"> </text:span><text:span text:style-name="T20">ArrayList</text:span><text:span text:style-name="T20">&lt;</text:span><text:span text:style-name="T20">Category</text:span><text:span text:style-name="T20">&gt;</text:span><text:span text:style-name="T20"> </text:span><text:span text:style-name="T20">categories</text:span><text:span text:style-name="T20">;</text:span><text:span text:style-name="T20"> </text:span><text:span text:style-name="T44">//</text:span><text:span text:style-name="T45">collezione</text:span><text:span text:style-name="T44"> </text:span><text:span text:style-name="T45">di</text:span><text:span text:style-name="T44"> </text:span><text:span text:style-name="T45">categorie</text:span></text:p>
      <text:p text:style-name="P4"><text:span text:style-name="T31"/></text:p>
      <text:p text:style-name="P5"><text:span text:style-name="T31">In cui:</text:span></text:p>
      <text:p text:style-name="P5"><text:span text:style-name="T31"/></text:p>
      <text:list xml:id="list1008557416" text:style-name="L2">
        <text:list-item>
          <text:p text:style-name="P8"><text:span text:style-name="T17">recordData</text:span><text:span text:style-name="T20"> = {E1, E2, … En}</text:span></text:p>
        </text:list-item>
        <text:list-item>
          <text:p text:style-name="P8"><text:span text:style-name="T17">categories</text:span><text:span text:style-name="T20"> = {category1, category2, …,categoryn}</text:span></text:p>
        </text:list-item>
      </text:list>
      <text:p text:style-name="P7"><text:span text:style-name="T20"/></text:p>
      <text:p text:style-name="P7"><text:span text:style-name="T20">Fanno parte delle java Collections in java.util.Collections.</text:span></text:p>
      <text:p text:style-name="P7"><text:span text:style-name="T20"/></text:p>
      <text:p text:style-name="P11"><text:span text:style-name="T20">Il tipo di dato Category ha al suo interno la lista di amici che possono vedere I dati nella board di quella rispettiva categoria. </text:span></text:p>
      <text:p text:style-name="P11"><text:span text:style-name="T20"/></text:p>
      <text:p text:style-name="P11"><text:span text:style-name="T20">Dunque in realtà gli amici sono legati esclusivamente alle categorie e di conseguenza alla board che contiene quest’ultime.</text:span></text:p>
      <text:p text:style-name="P11"><text:span text:style-name="T20"/></text:p>
      <text:p text:style-name="P11"><text:span text:style-name="T20">Non si possono rimuovere le categorie dalle board che hanno dati associati a quella categoria: il metodo removeCategory lancerà un’eccezone quando si prova a farlo.</text:span></text:p>
      <text:p text:style-name="P11"><text:soft-page-break/><text:span text:style-name="T20"/></text:p>
      <text:p text:style-name="P11"><text:span text:style-name="T20">Ho scelto, per comodità, di implementare anche dei metodi aggiuntivi a questa implementazione tra cui:</text:span></text:p>
      <text:p text:style-name="P11"><text:span text:style-name="T20"/></text:p>
      <text:list xml:id="list3029857160" text:style-name="L1">
        <text:list-item>
          <text:p text:style-name="P12"><text:span text:style-name="T46">findCategory(String name)</text:span><text:span text:style-name="T20">: dato che la categoria spesso nei metodi è vista come String, utilizzo questo metodo per cercare l’oggetto Category con quel nome </text:span><text:span text:style-name="T28">nell’ ArrayList di categorie</text:span><text:span text:style-name="T20">.</text:span></text:p>
        </text:list-item>
      </text:list>
      <text:p text:style-name="P11"><text:span text:style-name="T20"/></text:p>
      <text:p text:style-name="P18"/>
      <text:p text:style-name="P15">Implementazione <text:span text:style-name="T19">2 : </text:span><text:span text:style-name="T35">Board2</text:span></text:p>
      <text:p text:style-name="P15"><text:span text:style-name="T35"/></text:p>
      <text:p text:style-name="P16"><text:span text:style-name="T38">La </text:span><text:span text:style-name="T40">seconda</text:span><text:span text:style-name="T38"> implementazione Board&lt;E extends MyData&gt; <text:s/>usa la seguente struttura di supporto:</text:span></text:p>
      <text:p text:style-name="P16"><text:span text:style-name="T38"/></text:p>
      <text:p text:style-name="P17"><text:span text:style-name="T9">private</text:span><text:span text:style-name="T9"> </text:span><text:span text:style-name="T9">TreeMap</text:span><text:span text:style-name="T9">&lt;</text:span><text:span text:style-name="T9">String</text:span><text:span text:style-name="T9">,</text:span><text:span text:style-name="T9"> </text:span><text:span text:style-name="T9">HashSet</text:span><text:span text:style-name="T9">&lt;</text:span><text:span text:style-name="T9">E</text:span><text:span text:style-name="T9">&gt;&gt;</text:span><text:span text:style-name="T9"> </text:span><text:span text:style-name="T9">dati</text:span><text:span text:style-name="T9">;</text:span><text:span text:style-name="T9"> <text:s/></text:span></text:p>
      <text:p text:style-name="P28"><text:span text:style-name="T9">//coppia &lt;categoria, dati in quella categoria&gt;</text:span></text:p>
      <text:p text:style-name="P31"><text:span text:style-name="T1">private</text:span><text:span text:style-name="T1"> </text:span><text:span text:style-name="T1">String</text:span><text:span text:style-name="T1"> </text:span><text:span text:style-name="T1">password</text:span><text:span text:style-name="T1">;</text:span></text:p>
      <text:p text:style-name="P32"><text:span text:style-name="T1">//</text:span><text:span text:style-name="T8">password per eseguire operazioni comuni nella board</text:span></text:p>
      <text:p text:style-name="P19"><text:span text:style-name="T1">private</text:span><text:span text:style-name="T1"> </text:span><text:span text:style-name="T1">HashMap</text:span><text:span text:style-name="T1">&lt;</text:span><text:span text:style-name="T1">String</text:span><text:span text:style-name="T1">,</text:span><text:span text:style-name="T1"> </text:span><text:span text:style-name="T1">HashSet</text:span><text:span text:style-name="T1">&lt;</text:span><text:span text:style-name="T1">String</text:span><text:span text:style-name="T1">&gt;&gt;</text:span><text:span text:style-name="T1"> </text:span><text:span text:style-name="T1">friends</text:span><text:span text:style-name="T1">;</text:span><text:span text:style-name="T1"> <text:s/></text:span></text:p>
      <text:p text:style-name="P29"><text:span text:style-name="T1">//coppia &lt;categoria, amici di quella categoria&gt;</text:span></text:p>
      <text:p text:style-name="P29"><text:span text:style-name="T1"/></text:p>
      <text:p text:style-name="P6"><text:span text:style-name="T31">In cui:</text:span></text:p>
      <text:p text:style-name="P6"><text:span text:style-name="T31"/></text:p>
      <text:list xml:id="list200143064433294" text:continue-list="list1008557416" text:style-name="L2">
        <text:list-item>
          <text:p text:style-name="P9"><text:span text:style-name="T18">dati</text:span><text:span text:style-name="T20"> = </text:span><text:span text:style-name="T29">&lt;categoryx, {E1, E2, …, Em}&gt; <text:s/></text:span></text:p>
        </text:list-item>
        <text:list-item>
          <text:p text:style-name="P9"><text:span text:style-name="T18">friends</text:span><text:span text:style-name="T20"> = </text:span><text:span text:style-name="T30">&lt;</text:span><text:span text:style-name="T20">category</text:span><text:span text:style-name="T30">x, {</text:span><text:span text:style-name="T20">}</text:span><text:span text:style-name="T30">&gt;</text:span></text:p>
        </text:list-item>
      </text:list>
      <text:p text:style-name="P10"><text:span text:style-name="T20"/></text:p>
      <text:p text:style-name="P10"><text:span text:style-name="T1">Fanno parte delle java Collections in java.util.Collections.</text:span></text:p>
      <text:p text:style-name="P11"><text:span text:style-name="T20"/></text:p>
      <text:p text:style-name="P3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dc:date>2019-12-03T20:01:39.733613305</dc:date>
    <meta:editing-duration>PT3H57M28S</meta:editing-duration>
    <meta:editing-cycles>23</meta:editing-cycles>
    <meta:document-statistic meta:table-count="0" meta:image-count="0" meta:object-count="0" meta:page-count="2" meta:paragraph-count="40" meta:word-count="296" meta:character-count="2110" meta:non-whitespace-character-count="1840"/>
  </office:meta>
</office:document-meta>
</file>